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1.27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3770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05833333333333cm"/>
    </style:style>
    <style:style style:name="co19" style:family="table-column">
      <style:table-column-properties fo:break-before="auto" style:column-width="1.21708333333333cm"/>
    </style:style>
    <style:style style:name="co2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atures_included_manu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9" table:default-cell-style-name="ce1"/>
        <table:table-column table:style-name="co20" table:number-columns-repeated="16357" table:default-cell-style-name="ce1"/>
        <table:table-row table:style-name="ro1">
          <table:table-cell office:value-type="string" table:style-name="ce1">
            <text:p>Rayyan ID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unit_duration</text:p>
          </table:table-cell>
          <table:table-cell office:value-type="string" table:style-name="ce1">
            <text:p>no_units</text:p>
          </table:table-cell>
          <table:table-cell office:value-type="string" table:style-name="ce1">
            <text:p>iui</text:p>
          </table:table-cell>
          <table:table-cell office:value-type="string" table:style-name="ce1">
            <text:p>unit_rate</text:p>
          </table:table-cell>
          <table:table-cell office:value-type="string" table:style-name="ce1">
            <text:p>F0_contour</text:p>
          </table:table-cell>
          <table:table-cell office:value-type="string" table:style-name="ce1">
            <text:p>PF_contour</text:p>
          </table:table-cell>
          <table:table-cell office:value-type="string" table:style-name="ce1">
            <text:p>fundamental</text:p>
          </table:table-cell>
          <table:table-cell office:value-type="string" table:style-name="ce1">
            <text:p>F1+/harmonics</text:p>
          </table:table-cell>
          <table:table-cell office:value-type="string" table:style-name="ce1">
            <text:p>freq_profile</text:p>
          </table:table-cell>
          <table:table-cell office:value-type="string" table:style-name="ce1">
            <text:p>entropy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enter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peak</text:p>
          </table:table-cell>
          <table:table-cell office:value-type="string" table:style-name="ce1">
            <text:p>mean/average</text:p>
          </table:table-cell>
          <table:table-cell office:value-type="string" table:style-name="ce1">
            <text:p>bandwidth</text:p>
          </table:table-cell>
          <table:table-cell office:value-type="string" table:style-name="ce1">
            <text:p>slope</text:p>
          </table:table-cell>
          <table:table-cell office:value-type="string" table:style-name="ce1">
            <text:p>other time</text:p>
          </table:table-cell>
          <table:table-cell office:value-type="string" table:style-name="ce1">
            <text:p>amplitude</text:p>
          </table:table-cell>
          <table:table-cell office:value-type="string" table:style-name="ce1">
            <text:p>HNR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unclear contour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contour<text:s/>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2];[.H2];[.Z2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7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];[.H3];[.Z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4];[.H4];[.Z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5];[.H5];[.Z5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6];[.H6];[.Z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7];[.H7];[.Z7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];[.H8];[.Z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9];[.H9];[.Z9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0];[.H10];[.Z10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1];[.H11];[.Z1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2];[.H12];[.Z12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3];[.H13];[.Z1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4];[.H14];[.Z1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5];[.H15];[.Z1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6];[.H16];[.Z1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7];[.H17];[.Z1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8];[.H18];[.Z1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19];[.H19];[.Z1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20];[.H20];[.Z20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21];[.H21];[.Z2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22];[.H22];[.Z22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23];[.H23];[.Z2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5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24];[.H24];[.Z24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5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25];[.H25];[.Z2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6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26];[.H26];[.Z2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7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27];[.H27];[.Z27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81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28];[.H28];[.Z28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7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29];[.H29];[.Z29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0];[.H30];[.Z30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1];[.H31];[.Z3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2];[.H32];[.Z32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33];[.H33];[.Z3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4];[.H34];[.Z3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5];[.H35];[.Z3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6];[.H36];[.Z3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7];[.H37];[.Z3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8];[.H38];[.Z3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39];[.H39];[.Z3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40];[.H40];[.Z40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41];[.H41];[.Z41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42];[.H42];[.Z42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4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43];[.H43];[.Z43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44];[.H44];[.Z44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45];[.H45];[.Z4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46];[.H46];[.Z4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8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47];[.H47];[.Z4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4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48];[.H48];[.Z48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49];[.H49];[.Z49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0];[.H50];[.Z50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1];[.H51];[.Z5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52];[.H52];[.Z52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3];[.H53];[.Z5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4];[.H54];[.Z5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0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55];[.H55];[.Z55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epsqueak contour (which is technically PF)</text:p>
          </table:table-cell>
          <table:table-cell office:value-type="boolean" office:boolean-value="true" table:formula="of:=OR([.G56];[.H56];[.Z5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7];[.H57];[.Z5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8];[.H58];[.Z5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7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59];[.H59];[.Z5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60];[.H60];[.Z60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61];[.H61];[.Z6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62];[.H62];[.Z62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epsqueak contour (which is technically PF)</text:p>
          </table:table-cell>
          <table:table-cell office:value-type="boolean" office:boolean-value="true" table:formula="of:=OR([.G63];[.H63];[.Z6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64];[.H64];[.Z6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7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65];[.H65];[.Z6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4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66];[.H66];[.Z66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5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67];[.H67];[.Z6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6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68];[.H68];[.Z6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8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69];[.H69];[.Z6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85491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70];[.H70];[.Z70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7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71];[.H71];[.Z7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measured, unclear if peak or F0</text:p>
          </table:table-cell>
          <table:table-cell office:value-type="boolean" office:boolean-value="true" table:formula="of:=OR([.G72];[.H72];[.Z72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73];[.H73];[.Z73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74];[.H74];[.Z74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75];[.H75];[.Z7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76];[.H76];[.Z7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77];[.H77];[.Z7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78];[.H78];[.Z7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79];[.H79];[.Z7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9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80];[.H80];[.Z80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1];[.H81];[.Z8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82];[.H82];[.Z82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83];[.H83];[.Z83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8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84];[.H84];[.Z8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1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5];[.H85];[.Z85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2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6];[.H86];[.Z8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3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7];[.H87];[.Z87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4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8];[.H88];[.Z8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7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89];[.H89];[.Z8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7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90];[.H90];[.Z90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91];[.H91];[.Z91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92];[.H92];[.Z92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5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93];[.H93];[.Z93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94];[.H94];[.Z94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95];[.H95];[.Z95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96];[.H96];[.Z96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false" table:formula="of:=OR([.G97];[.H97];[.Z97])" table:style-name="ce1">
            <text:p>FALS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6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nclear if PF or F0</text:p>
          </table:table-cell>
          <table:table-cell office:value-type="boolean" office:boolean-value="true" table:formula="of:=OR([.G98];[.H98];[.Z98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050674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boolean" office:boolean-value="true" table:formula="of:=OR([.G99];[.H99];[.Z99])" table:style-name="ce1">
            <text:p>TRUE</text:p>
          </table:table-cell>
          <table:table-cell table:number-columns-repeated="16356"/>
        </table:table-row>
        <table:table-row table:style-name="ro1">
          <table:table-cell office:value-type="string" table:style-name="ce1">
            <text:p>rayyan-3804147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epsqueak contour (which is technically PF)</text:p>
          </table:table-cell>
          <table:table-cell office:value-type="boolean" office:boolean-value="true" table:formula="of:=OR([.G100];[.H100];[.Z100])" table:style-name="ce1">
            <text:p>TRUE</text:p>
          </table:table-cell>
          <table:table-cell table:number-columns-repeated="16356"/>
        </table:table-row>
        <table:table-row table:style-name="ro1">
          <table:table-cell table:style-name="ce1"/>
          <table:table-cell office:value-type="float" office:value="96" table:formula="of:=SUM([.B2:.B100])" table:style-name="ce1">
            <text:p>96</text:p>
          </table:table-cell>
          <table:table-cell office:value-type="float" office:value="8" table:formula="of:=SUM([.C2:.C100])" table:style-name="ce1">
            <text:p>8</text:p>
          </table:table-cell>
          <table:table-cell office:value-type="float" office:value="20" table:formula="of:=SUM([.D2:.D100])" table:style-name="ce1">
            <text:p>20</text:p>
          </table:table-cell>
          <table:table-cell office:value-type="float" office:value="14" table:formula="of:=SUM([.E2:.E100])" table:style-name="ce1">
            <text:p>14</text:p>
          </table:table-cell>
          <table:table-cell office:value-type="float" office:value="7" table:formula="of:=SUM([.F2:.F100])" table:style-name="ce1">
            <text:p>7</text:p>
          </table:table-cell>
          <table:table-cell office:value-type="float" office:value="49" table:formula="of:=SUM([.G2:.G100])" table:style-name="ce1">
            <text:p>49</text:p>
          </table:table-cell>
          <table:table-cell office:value-type="float" office:value="21" table:formula="of:=SUM([.H2:.H100])" table:style-name="ce1">
            <text:p>21</text:p>
          </table:table-cell>
          <table:table-cell office:value-type="float" office:value="13" table:formula="of:=SUM([.I2:.I100])" table:style-name="ce1">
            <text:p>13</text:p>
          </table:table-cell>
          <table:table-cell office:value-type="float" office:value="28" table:formula="of:=SUM([.J2:.J100])" table:style-name="ce1">
            <text:p>28</text:p>
          </table:table-cell>
          <table:table-cell office:value-type="float" office:value="41" table:formula="of:=SUM([.K2:.K100])" table:style-name="ce1">
            <text:p>41</text:p>
          </table:table-cell>
          <table:table-cell office:value-type="float" office:value="13" table:formula="of:=SUM([.L2:.L100])" table:style-name="ce1">
            <text:p>13</text:p>
          </table:table-cell>
          <table:table-cell office:value-type="float" office:value="63" table:formula="of:=SUM([.M2:.M100])" table:style-name="ce1">
            <text:p>63</text:p>
          </table:table-cell>
          <table:table-cell office:value-type="float" office:value="69" table:formula="of:=SUM([.N2:.N100])" table:style-name="ce1">
            <text:p>69</text:p>
          </table:table-cell>
          <table:table-cell office:value-type="float" office:value="37" table:formula="of:=SUM([.O2:.O100])" table:style-name="ce1">
            <text:p>37</text:p>
          </table:table-cell>
          <table:table-cell office:value-type="float" office:value="20" table:formula="of:=SUM([.P2:.P100])" table:style-name="ce1">
            <text:p>20</text:p>
          </table:table-cell>
          <table:table-cell office:value-type="float" office:value="32" table:formula="of:=SUM([.Q2:.Q100])" table:style-name="ce1">
            <text:p>32</text:p>
          </table:table-cell>
          <table:table-cell office:value-type="float" office:value="36" table:formula="of:=SUM([.R2:.R100])" table:style-name="ce1">
            <text:p>36</text:p>
          </table:table-cell>
          <table:table-cell office:value-type="float" office:value="36" table:formula="of:=SUM([.S2:.S100])" table:style-name="ce1">
            <text:p>36</text:p>
          </table:table-cell>
          <table:table-cell office:value-type="float" office:value="53" table:formula="of:=SUM([.T2:.T100])" table:style-name="ce1">
            <text:p>53</text:p>
          </table:table-cell>
          <table:table-cell office:value-type="float" office:value="30" table:formula="of:=SUM([.U2:.U100])" table:style-name="ce1">
            <text:p>30</text:p>
          </table:table-cell>
          <table:table-cell office:value-type="float" office:value="36" table:formula="of:=SUM([.V2:.V100])" table:style-name="ce1">
            <text:p>36</text:p>
          </table:table-cell>
          <table:table-cell office:value-type="float" office:value="12" table:formula="of:=SUM([.W2:.W100])" table:style-name="ce1">
            <text:p>12</text:p>
          </table:table-cell>
          <table:table-cell office:value-type="float" office:value="10" table:formula="of:=SUM([.X2:.X100])" table:style-name="ce1">
            <text:p>10</text:p>
          </table:table-cell>
          <table:table-cell office:value-type="float" office:value="5" table:formula="of:=SUM([.Y2:.Y100])" table:style-name="ce1">
            <text:p>5</text:p>
          </table:table-cell>
          <table:table-cell office:value-type="float" office:value="11" table:formula="of:=SUM([.Z2:.Z100])" table:style-name="ce1">
            <text:p>11</text:p>
          </table:table-cell>
          <table:table-cell table:style-name="ce1"/>
          <table:table-cell office:value-type="float" office:value="73" table:formula="of:=COUNTIF([.AB2:.AB100]; TRUE)" table:style-name="ce1">
            <text:p>73</text:p>
          </table:table-cell>
          <table:table-cell table:number-columns-repeated="16356"/>
        </table:table-row>
        <table:table-row table:style-name="ro1">
          <table:table-cell table:style-name="ce1"/>
          <table:table-cell office:value-type="float" office:value="0.96969696969696972" table:formula="of:=[.B101]/99" table:style-name="ce1">
            <text:p>0,96969697</text:p>
          </table:table-cell>
          <table:table-cell office:value-type="float" office:value="0.15686274509803921" table:formula="of:=[.C101]/51" table:style-name="ce1">
            <text:p>0,156862745</text:p>
          </table:table-cell>
          <table:table-cell office:value-type="float" office:value="0.39215686274509803" table:formula="of:=[.D101]/51" table:style-name="ce1">
            <text:p>0,392156863</text:p>
          </table:table-cell>
          <table:table-cell office:value-type="float" office:value="0.27450980392156865" table:formula="of:=[.E101]/51" table:style-name="ce1">
            <text:p>0,274509804</text:p>
          </table:table-cell>
          <table:table-cell office:value-type="float" office:value="0.13725490196078433" table:formula="of:=[.F101]/51" table:style-name="ce1">
            <text:p>0,137254902</text:p>
          </table:table-cell>
          <table:table-cell office:value-type="float" office:value="0.67123287671232879" table:formula="of:=[.G101]/73" table:style-name="ce1">
            <text:p>0,671232877</text:p>
          </table:table-cell>
          <table:table-cell office:value-type="float" office:value="0.28767123287671231" table:formula="of:=[.H101]/73" table:style-name="ce1">
            <text:p>0,287671233</text:p>
          </table:table-cell>
          <table:table-cell office:value-type="float" office:value="0.13131313131313133" table:formula="of:=[.I101]/99" table:style-name="ce1">
            <text:p>0,131313131</text:p>
          </table:table-cell>
          <table:table-cell office:value-type="float" office:value="0.28282828282828282" table:formula="of:=28/99" table:style-name="ce1">
            <text:p>0,282828283</text:p>
          </table:table-cell>
          <table:table-cell office:value-type="float" office:value="0.41414141414141414" table:formula="of:=[.K101]/99" table:style-name="ce1">
            <text:p>0,414141414</text:p>
          </table:table-cell>
          <table:table-cell office:value-type="float" office:value="0.13131313131313133" table:formula="of:=[.L101]/99" table:style-name="ce1">
            <text:p>0,131313131</text:p>
          </table:table-cell>
          <table:table-cell office:value-type="float" office:value="0.63636363636363635" table:formula="of:=[.M101]/99" table:style-name="ce1">
            <text:p>0,636363636</text:p>
          </table:table-cell>
          <table:table-cell office:value-type="float" office:value="0.69696969696969702" table:formula="of:=[.N101]/99" table:style-name="ce1">
            <text:p>0,696969697</text:p>
          </table:table-cell>
          <table:table-cell office:value-type="float" office:value="0.37373737373737376" table:formula="of:=[.O101]/99" table:style-name="ce1">
            <text:p>0,373737374</text:p>
          </table:table-cell>
          <table:table-cell office:value-type="float" office:value="0.20202020202020202" table:formula="of:=[.P101]/99" table:style-name="ce1">
            <text:p>0,202020202</text:p>
          </table:table-cell>
          <table:table-cell office:value-type="float" office:value="0.32323232323232326" table:formula="of:=[.Q101]/99" table:style-name="ce1">
            <text:p>0,323232323</text:p>
          </table:table-cell>
          <table:table-cell office:value-type="float" office:value="0.36363636363636365" table:formula="of:=[.R101]/99" table:style-name="ce1">
            <text:p>0,363636364</text:p>
          </table:table-cell>
          <table:table-cell office:value-type="float" office:value="0.36363636363636365" table:formula="of:=[.S101]/99" table:style-name="ce1">
            <text:p>0,363636364</text:p>
          </table:table-cell>
          <table:table-cell office:value-type="float" office:value="0.53535353535353536" table:formula="of:=[.T101]/99" table:style-name="ce1">
            <text:p>0,535353535</text:p>
          </table:table-cell>
          <table:table-cell office:value-type="float" office:value="0.30303030303030304" table:formula="of:=[.U101]/99" table:style-name="ce1">
            <text:p>0,303030303</text:p>
          </table:table-cell>
          <table:table-cell office:value-type="float" office:value="0.36363636363636365" table:formula="of:=[.V101]/99" table:style-name="ce1">
            <text:p>0,363636364</text:p>
          </table:table-cell>
          <table:table-cell office:value-type="float" office:value="0.12121212121212122" table:formula="of:=[.W101]/99" table:style-name="ce1">
            <text:p>0,121212121</text:p>
          </table:table-cell>
          <table:table-cell office:value-type="float" office:value="0.10101010101010101" table:formula="of:=[.X101]/99" table:style-name="ce1">
            <text:p>0,101010101</text:p>
          </table:table-cell>
          <table:table-cell office:value-type="float" office:value="5.0505050505050504E-2" table:formula="of:=[.Y101]/99" table:style-name="ce1">
            <text:p>0,050505051</text:p>
          </table:table-cell>
          <table:table-cell office:value-type="float" office:value="0.15068493150684931" table:formula="of:=[.Z101]/73" table:style-name="ce1">
            <text:p>0,150684932</text:p>
          </table:table-cell>
          <table:table-cell table:style-name="ce1"/>
          <table:table-cell office:value-type="float" office:value="0.73737373737373735" table:formula="of:=73/99" table:style-name="ce1">
            <text:p>0,737373737</text:p>
          </table:table-cell>
          <table:table-cell table:number-columns-repeated="16356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creator>Dori Grijseels</dc:creator>
    <dc:date>2026-01-29T13:46:06Z</dc:date>
    <meta:editing-cycles>3</meta:editing-cycles>
    <meta:editing-duration>PT711S</meta:editing-duration>
  </office:meta>
</office:document-meta>
</file>